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.5pt" style:font-size-asian="10.5pt" style:font-size-complex="10.5pt"/>
    </style:style>
    <style:style style:name="P2" style:family="paragraph" style:parent-style-name="Standard">
      <style:text-properties style:font-name="Courier New" fo:font-size="10pt" style:font-size-asian="10pt" style:font-size-complex="10pt"/>
    </style:style>
    <style:style style:name="P3" style:family="paragraph" style:parent-style-name="Standard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text-properties style:font-name="Courier New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1.215cm" fo:margin-right="0cm" fo:text-indent="0cm" style:auto-text-indent="false"/>
      <style:text-properties style:font-name="Courier New" fo:font-size="10pt" style:font-size-asian="10pt" style:font-size-complex="10pt"/>
    </style:style>
    <style:style style:name="P9" style:family="paragraph" style:parent-style-name="Standard">
      <style:paragraph-properties fo:margin-left="1.259cm" fo:margin-right="0cm" fo:text-indent="0cm" style:auto-text-indent="false"/>
      <style:text-properties style:font-name="Courier New" fo:font-size="10pt" style:font-size-asian="10pt" style:font-size-complex="10pt"/>
    </style:style>
    <style:style style:name="P10" style:family="paragraph" style:parent-style-name="Standard">
      <style:paragraph-properties fo:margin-left="1.259cm" fo:margin-right="0cm" fo:text-indent="0cm" style:auto-text-indent="false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margin-left="1.259cm" fo:margin-right="0cm" fo:text-indent="0cm" style:auto-text-indent="false"/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left="1.236cm" fo:margin-right="0cm" fo:text-indent="0cm" style:auto-text-indent="false"/>
      <style:text-properties style:font-name="Courier New" fo:font-size="10pt" style:font-size-asian="10pt" style:font-size-complex="10pt"/>
    </style:style>
    <style:style style:name="P13" style:family="paragraph" style:parent-style-name="Standard">
      <style:paragraph-properties fo:margin-left="1.236cm" fo:margin-right="0cm" fo:text-indent="0cm" style:auto-text-indent="false"/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margin-left="1.236cm" fo:margin-right="0cm" fo:text-indent="0cm" style:auto-text-indent="false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margin-left="1.236cm" fo:margin-right="0cm" fo:text-indent="0cm" style:auto-text-indent="false"/>
      <style:text-properties style:font-name="Courier Ne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>
      <style:paragraph-properties fo:margin-left="1.236cm" fo:margin-right="0cm" fo:text-indent="0cm" style:auto-text-indent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1.236cm" fo:margin-right="0cm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1.501cm" fo:margin-right="0cm" fo:text-indent="0cm" style:auto-text-indent="false"/>
      <style:text-properties style:font-name="Courier New" fo:font-size="10pt" style:font-size-asian="10pt" style:font-size-complex="10pt"/>
    </style:style>
    <style:style style:name="P19" style:family="paragraph" style:parent-style-name="Standard">
      <style:paragraph-properties fo:margin-left="1.215cm" fo:margin-right="0cm" fo:text-indent="-0.023cm" style:auto-text-indent="false">
        <style:tab-stops/>
      </style:paragraph-properties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font-size-asian="10pt" style:font-size-complex="10pt"/>
    </style:style>
    <style:style style:name="P21" style:family="paragraph" style:parent-style-name="Standard">
      <style:paragraph-properties fo:margin-left="2.208cm" fo:margin-right="0cm" fo:text-indent="-1.679cm" style:auto-text-indent="false">
        <style:tab-stops/>
      </style:paragraph-properties>
      <style:text-properties style:font-name="Courier New" fo:font-size="10pt" style:font-size-asian="10pt" style:font-size-complex="10pt"/>
    </style:style>
    <style:style style:name="P22" style:family="paragraph" style:parent-style-name="Standard">
      <style:paragraph-properties fo:margin-left="0.531cm" fo:margin-right="0cm" fo:text-indent="0cm" style:auto-text-indent="false">
        <style:tab-stops/>
      </style:paragraph-properties>
      <style:text-properties style:font-name="Courier New" fo:font-size="10pt" style:font-size-asian="10pt" style:font-size-complex="10pt"/>
    </style:style>
    <style:style style:name="P23" style:family="paragraph" style:parent-style-name="Standard">
      <style:paragraph-properties fo:margin-left="2.231cm" fo:margin-right="0cm" fo:text-indent="-1.723cm" style:auto-text-indent="false">
        <style:tab-stops/>
      </style:paragraph-properties>
      <style:text-properties style:font-name="Courier New" fo:font-size="10pt" style:font-size-asian="10pt" style:font-size-complex="10pt"/>
    </style:style>
    <style:style style:name="P24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Courier New" fo:font-size="10pt" style:font-size-asian="10pt" style:font-size-complex="10pt"/>
    </style:style>
    <style:style style:name="P26" style:family="paragraph" style:parent-style-name="Standard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left="1.236cm" fo:margin-right="0cm" fo:text-indent="0cm" style:auto-text-indent="false"/>
      <style:text-properties style:font-name="Courier New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La biblioteca AX12 está basada en el código original del proyecto arbotix, de Michael E. Ferguson, y fue adaptada para Arduino por </text:span><text:a xlink:type="simple" xlink:href="http://www.pablogindel.com/" office:name="Palmera Blog"><text:span text:style-name="T4">Pablo Gindel</text:span></text:a><text:span text:style-name="T4"> el 15/11/09. La presente versión 2.2 (19/10/10) contiene muchísimas mejoras y adiciones al código original, hechas por </text:span><text:a xlink:type="simple" xlink:href="http://www.pablogindel.com/" office:name="Palmera Blog"><text:span text:style-name="T4">Pablo Gindel</text:span></text:a><text:span text:style-name="T4">, con la colaboración de Guillermo Reisch en la implementación del Sync Write.</text:span></text:p>
      <text:p text:style-name="P2"/>
      <text:p text:style-name="P4"/>
      <text:p text:style-name="P7">INTRODUCCION</text:p>
      <text:p text:style-name="P2"/>
      <text:p text:style-name="P2">AX12 es una clase de C++. Para utilizar la biblioteca debemos declarar un objeto de la clase AX12 por cada motor que vayamos a utilizar, aunque también se pueden manejar varios motores de forma elemental usando los métodos estáticos, sin instanciar ningún objeto.</text:p>
      <text:p text:style-name="P2"/>
      <text:p text:style-name="P2">Ejemplo:</text:p>
      <text:p text:style-name="P2"/>
      <text:p text:style-name="P3">#include &lt;AX12.h&gt;</text:p>
      <text:p text:style-name="P3">AX12 motor1;</text:p>
      <text:p text:style-name="P2"/>
      <text:p text:style-name="P4"/>
      <text:p text:style-name="P7">TIPOS</text:p>
      <text:p text:style-name="P5"/>
      <text:p text:style-name="P5">La biblioteca AX12 maneja ocasionalmente dos tipos de estructuras de datos: <text:span text:style-name="T2">AX12data</text:span> y <text:span text:style-name="T2">AX12info</text:span>. La primera devuelve un <text:span text:style-name="T2">error</text:span> y un <text:span text:style-name="T2">array</text:span> de <text:span text:style-name="T2">bytes</text:span>, la segunda un <text:span text:style-name="T2">error</text:span> y un <text:span text:style-name="T2">valor</text:span>.</text:p>
      <text:p text:style-name="P5"/>
      <text:p text:style-name="P15">AX12data</text:p>
      <text:p text:style-name="P15">{</text:p>
      <text:p text:style-name="P15"><text:s text:c="2"/>int error; </text:p>
      <text:p text:style-name="P15"><text:s text:c="2"/>byte *data;</text:p>
      <text:p text:style-name="P15">} </text:p>
      <text:p text:style-name="P15"/>
      <text:p text:style-name="P15">AX12info</text:p>
      <text:p text:style-name="P15">{</text:p>
      <text:p text:style-name="P15"><text:s text:c="2"/>int error; </text:p>
      <text:p text:style-name="P15"><text:s text:c="2"/>int value;</text:p>
      <text:p text:style-name="P15">}</text:p>
      <text:p text:style-name="P17"/>
      <text:p text:style-name="P7"/>
      <text:p text:style-name="P7">MIEMBROS</text:p>
      <text:p text:style-name="P2"/>
      <text:p text:style-name="P2"><text:span text:style-name="T2">byte </text:span><text:span text:style-name="T3">id </text:span><text:span text:style-name="T2"><text:s/></text:span><text:s text:c="14"/></text:p>
      <text:p text:style-name="P2"/>
      <text:p text:style-name="P8">Es el ID del motor.</text:p>
      <text:p text:style-name="P2"/>
      <text:p text:style-name="P3">boolean <text:span text:style-name="T1">inverse</text:span></text:p>
      <text:p text:style-name="P3"/>
      <text:p text:style-name="P8">Esta propiedad, cuando es <text:span text:style-name="T5">verdadera</text:span>, hace que todos los ángulos y sentidos de movimiento sean intepretados a la inversa, muy útil para motores que están enfrentados entre sí.</text:p>
      <text:p text:style-name="P2"/>
      <text:p text:style-name="P3">byte <text:span text:style-name="T1">SRL</text:span></text:p>
      <text:p text:style-name="P3"/>
      <text:p text:style-name="P9">Esto es el "status return level", es decir la propiedad que tiene el motor de contestar o no a los mensajes que recibe. Admite 3 valores: RETURN_NONE, RETURN_READ y RETURN_ALL.</text:p>
      <text:p text:style-name="P2"/>
      <text:p text:style-name="P4"/>
      <text:p text:style-name="P7">CONSTRUCTORES</text:p>
      <text:p text:style-name="P2"/>
      <text:p text:style-name="P2">La clase admite 5 constructores distintos:</text:p>
      <text:p text:style-name="P2"/>
      <text:p text:style-name="P3"><text:soft-page-break/><text:span text:style-name="T1">AX12</text:span> (long <text:span text:style-name="T1">baud</text:span>, byte <text:span text:style-name="T1">motor_id</text:span>, boolean <text:span text:style-name="T1">inv</text:span>);</text:p>
      <text:p text:style-name="P3"><text:span text:style-name="T1">AX12</text:span> (byte <text:span text:style-name="T1">motor_id</text:span>, boolean <text:span text:style-name="T1">inv</text:span>);</text:p>
      <text:p text:style-name="P3"><text:span text:style-name="T1">AX12</text:span> (long <text:span text:style-name="T1">baud</text:span>, byte <text:span text:style-name="T1">motor_id</text:span>);</text:p>
      <text:p text:style-name="P3"><text:span text:style-name="T1">AX12</text:span> (byte <text:span text:style-name="T1">motor_id</text:span>);</text:p>
      <text:p text:style-name="P3"><text:span text:style-name="T1">AX12</text:span> ();</text:p>
      <text:p text:style-name="P2"/>
      <text:p text:style-name="P2">Cuando no se especifica el valor de <text:span text:style-name="T2">inverse</text:span>, el mismo adopta el valor <text:span text:style-name="T2">false </text:span><text:span text:style-name="T5">por defecto</text:span>. </text:p>
      <text:p text:style-name="P2"/>
      <text:p text:style-name="P2">Si se especifica un <text:span text:style-name="T2">baudrate</text:span>, la comunicación con TODOS los motores del bus se inicializa a ese <text:span text:style-name="T2">baudrate</text:span>. Si no se especifica el <text:span text:style-name="T2">baudrate</text:span>, se puede inicializar la comunicación mediante el método estático <text:span text:style-name="T2">init</text:span>, por ejemplo de la siguiente manera:</text:p>
      <text:p text:style-name="P2"/>
      <text:p text:style-name="P3">AX12::<text:span text:style-name="T1">init</text:span>(1000000);</text:p>
      <text:p text:style-name="P2"/>
      <text:p text:style-name="P2">Esto tendrá el efecto de inicializar la comunicación a 1Mb/s para TODOS los motores.</text:p>
      <text:p text:style-name="P2"/>
      <text:p text:style-name="P2">Nota: el <text:span text:style-name="T2">baudrate</text:span> debe ser inicializado, ya sea en el constructor, ya sea mediante el método estático <text:span text:style-name="T2">init</text:span>, de lo contrario no habrá comunicación.</text:p>
      <text:p text:style-name="P2"/>
      <text:p text:style-name="P2">El valor de <text:span text:style-name="T2">SRL</text:span> en todos los casos, se setea a RETURN_ALL, excepto cuando se usa el constructor por defecto.</text:p>
      <text:p text:style-name="P2"/>
      <text:p text:style-name="P2">Cuando se usa el constructor por defecto, el objeto queda configurado con el BROADCAST_ID, y <text:span text:style-name="T2">SRL</text:span> se setea a RETURN_NONE. De esta manera, el objeto puede usarse para mandar mensajes broadcast, los cuales no tienen respuesta.</text:p>
      <text:p text:style-name="P2"/>
      <text:p text:style-name="P2">También puede asignarse manualmente una ID, en ese caso hay que tener presente que el valor de <text:span text:style-name="T2">SRL</text:span> seguirá estando en RETURN_NONE a menos que se cambie manualmente.</text:p>
      <text:p text:style-name="P2"/>
      <text:p text:style-name="P2">En todos los casos, la variable <text:span text:style-name="T2">SRL</text:span> se inicializa independientemente de la configuración actual del motor, y es responsabilidad del usuario mantener la coherencia de los datos. Para ello se dispone del método <text:span text:style-name="T2">setSRL. </text:span><text:span text:style-name="T5">Cuando </text:span><text:span text:style-name="T2">SRL</text:span><text:span text:style-name="T5"> indique que un mensaje no tiene respuesta, el valor devuelto en </text:span><text:span text:style-name="T2">error </text:span><text:span text:style-name="T5">será -1, y en caso de que exista respuesta de un motor, la misma será ignorada, pero puede causar interferencias en el bus. Por el contrario, si </text:span><text:span text:style-name="T2">SRL</text:span><text:span text:style-name="T5"> indica que hay respuesta pero el motor está configurado para no responder, el valor devuelto en </text:span><text:span text:style-name="T2">error </text:span><text:span text:style-name="T5">carece de sentido.</text:span></text:p>
      <text:p text:style-name="P2"/>
      <text:p text:style-name="P2"/>
      <text:p text:style-name="P4">METODOS</text:p>
      <text:p text:style-name="P2"/>
      <text:p text:style-name="P2"><text:span text:style-name="T2">int </text:span><text:span text:style-name="T3">ping</text:span><text:span text:style-name="T2"> ();</text:span></text:p>
      <text:p text:style-name="P3"/>
      <text:p text:style-name="P19">Es la instrucción "ping" de los motores AX12. </text:p>
      <text:p text:style-name="P19">Devuelve <text:span text:style-name="T2">error</text:span>.</text:p>
      <text:p text:style-name="P3"/>
      <text:p text:style-name="P3">int <text:span text:style-name="T1">reset</text:span> ();</text:p>
      <text:p text:style-name="P3"/>
      <text:p text:style-name="P13">Es la instrucción "reset" de los motores AX12.</text:p>
      <text:p text:style-name="P13">Devuelve <text:span text:style-name="T2">error</text:span>. </text:p>
      <text:p text:style-name="P3"/>
      <text:p text:style-name="P3">AX12data <text:span text:style-name="T1">readData</text:span> (byte <text:span text:style-name="T1">start</text:span>, byte <text:span text:style-name="T1">length</text:span>);</text:p>
      <text:p text:style-name="P3"/>
      <text:p text:style-name="P13">Es la instrucción "read data" de los motores AX12. <text:span text:style-name="T2">start</text:span> es la dirección o registro de comienzo que se quiere leer y <text:span text:style-name="T2">length</text:span> la cantidad de bytes que se quieren leer. </text:p>
      <text:p text:style-name="P13">Devuelve una estructura <text:span text:style-name="T2">AX12data, donde</text:span> <text:span text:style-name="T2">error</text:span> es el error y <text:span text:style-name="T2">data</text:span> es un <text:span text:style-name="T2">array</text:span> de <text:span text:style-name="T2">bytes </text:span>con la data que viene directamente del motor<text:span text:style-name="T2">.</text:span></text:p>
      <text:p text:style-name="P3"/>
      <text:p text:style-name="P3">int <text:span text:style-name="T1">writeData</text:span> (byte <text:span text:style-name="T1">start</text:span>, byte <text:span text:style-name="T1">length</text:span>, byte* <text:span text:style-name="T1">values</text:span>, boolean <text:span text:style-name="T1">isReg</text:span> = false);</text:p>
      <text:p text:style-name="P3"><text:soft-page-break/></text:p>
      <text:p text:style-name="P13">Es la instrucción "write data" de los motores AX12. <text:span text:style-name="T2">start</text:span> es la dirección o registro de comienzo que se quiere escribir, <text:span text:style-name="T2">length</text:span> es la cantidad de bytes que se quieren escribir y <text:span text:style-name="T2">values</text:span> es un <text:span text:style-name="T2">array</text:span> con los <text:span text:style-name="T2">bytes</text:span> que se quieren escribir. Si se setea a <text:span text:style-name="T2">true</text:span> el parámetro adicional, se enviará un "reg write" en lugar de un "write data".</text:p>
      <text:p text:style-name="P13">Devuelve <text:span text:style-name="T2">error</text:span>.</text:p>
      <text:p text:style-name="P3"/>
      <text:p text:style-name="P3">int <text:span text:style-name="T1">action</text:span> ();</text:p>
      <text:p text:style-name="P3"/>
      <text:p text:style-name="P13">Es la instrucción "action" de los motores AX12.</text:p>
      <text:p text:style-name="P13">Devuelve <text:span text:style-name="T2">error</text:span>.</text:p>
      <text:p text:style-name="P3"/>
      <text:p text:style-name="P3"/>
      <text:p text:style-name="P3">AX12info <text:span text:style-name="T1">readInfo</text:span> (byte <text:span text:style-name="T1">registr</text:span>);</text:p>
      <text:p text:style-name="P3"/>
      <text:p text:style-name="P13">Es la versión inteligente de <text:span text:style-name="T2">readData</text:span>, orientada a registros. No hace falta especificar el largo del bloque, sólo el registro que se va a leer. Los métodos orientados a registros hacen uso de la propiedad <text:span text:style-name="T2">inverse </text:span>del objeto, que afecta a los ángulos de PRESENT_POSITION y a los signos de PRESENT_SPEED y PRESENT_LOAD.</text:p>
      <text:p text:style-name="P13">Devuelve una estructura <text:span text:style-name="T2">AX12info, </text:span>donde <text:span text:style-name="T2">error</text:span> es el error y <text:span text:style-name="T2">value</text:span> el valor del registro leido del motor.</text:p>
      <text:p text:style-name="P3"/>
      <text:p text:style-name="P3">int <text:span text:style-name="T1">writeInfo</text:span> (byte <text:span text:style-name="T1">registr</text:span>, int <text:span text:style-name="T1">value</text:span>, boolean <text:span text:style-name="T1">isReg</text:span> = false);</text:p>
      <text:p text:style-name="P3"/>
      <text:p text:style-name="P13">Versión inteligente de write<text:span text:style-name="T2">Data</text:span>, orientada a registros. No hace falta especificar el largo del bloque, sólo el registro que se va a escribir, y un único valor int (<text:span text:style-name="T2">value) </text:span>con el valor que se va a escribir en el registro. Los métodos orientados a registros hacen uso de la propiedad <text:span text:style-name="T2">inverse </text:span>del objeto, que afecta a los ángulos de GOAL_POSITION. Al igual que <text:span text:style-name="T2">writeData, </text:span>seteando a <text:span text:style-name="T2">true</text:span> el parámetro adicional se logra el mensaje "reg write".</text:p>
      <text:p text:style-name="P13">Devuelve <text:span text:style-name="T2">error</text:span>.</text:p>
      <text:p text:style-name="P3"/>
      <text:p text:style-name="P3">void <text:span text:style-name="T1">setEndlessTurnMode</text:span> (boolean <text:span text:style-name="T1">endless</text:span>);</text:p>
      <text:p text:style-name="P3"/>
      <text:p text:style-name="P13">Pone el motor en el modo de rotación continua, o lo saca de él.</text:p>
      <text:p text:style-name="P3"/>
      <text:p text:style-name="P3">void <text:span text:style-name="T1">endlessTurn</text:span> (int <text:span text:style-name="T1">velocidad</text:span>);</text:p>
      <text:p text:style-name="P3"/>
      <text:p text:style-name="P13">Setea la velocidad, cuando el motor está en el modo de rotación continua. El signo de <text:span text:style-name="T2">velocidad</text:span> establece el sentido de la rotación, si es positivo, la rotación será en el sentido de las agujas del reloj. El sentido se ve afectado por la propiedad <text:span text:style-name="T2">inverse</text:span>.</text:p>
      <text:p text:style-name="P3"/>
      <text:p text:style-name="P3">int <text:span text:style-name="T1">presentPSL</text:span> (int* <text:span text:style-name="T1">PSL</text:span>);</text:p>
      <text:p text:style-name="P3"/>
      <text:p text:style-name="P13">Este método sirve para leer 3 parámetros simultáneamente: PRESENT_POSITION, PRESENT_SPEED y PRESENT_LOAD. Estos valores son colocados en el parámetro <text:span text:style-name="T2">PSL</text:span>, en ese orden. La velocidad y la carga tienen signo, y se ven afectadas por la propiedad <text:span text:style-name="T2">inverse, </text:span>al igual que la posición.</text:p>
      <text:p text:style-name="P13">Devuelve <text:span text:style-name="T2">error</text:span>.</text:p>
      <text:p text:style-name="P3"/>
      <text:p text:style-name="P3">void <text:span text:style-name="T1">setSRL</text:span> (byte <text:span text:style-name="T1">_srl</text:span>);</text:p>
      <text:p text:style-name="P3"/>
      <text:p text:style-name="P11">Setea el "status return level" del objeto y del propio motor AX12. Los valores posibles son RETURN_NONE, RETURN_READ y RETURN_ALL.</text:p>
      <text:p text:style-name="P3"/>
      <text:p text:style-name="P3">int <text:span text:style-name="T1">setPosVel</text:span> (int <text:span text:style-name="T1">pos</text:span>, int <text:span text:style-name="T1">vel</text:span>);</text:p>
      <text:p text:style-name="P2"/>
      <text:p text:style-name="P12">Setea simultáneamente los registros GOAL_POSITION y MOVING_SPEED.</text:p>
      <text:p text:style-name="P13">Devuelve <text:span text:style-name="T2">error</text:span>.</text:p>
      <text:p text:style-name="P3"><text:soft-page-break/>void <text:span text:style-name="T1">changeID</text:span> (byte <text:span text:style-name="T1">newID</text:span>);</text:p>
      <text:p text:style-name="P2"/>
      <text:p text:style-name="P12">Cambia la ID del motor, a la vez que actualiza la <text:span text:style-name="T2">id</text:span> del objeto.</text:p>
      <text:p text:style-name="P2"/>
      <text:p text:style-name="P2"/>
      <text:p text:style-name="P4">METODOS ESTATICOS</text:p>
      <text:p text:style-name="P2"/>
      <text:p text:style-name="P2">Estos métodos se pueden utilizar sin haber instanciado ningún objeto y por ende no utilizan ninguna de las propiedades del objeto como <text:span text:style-name="T2">id</text:span>, <text:span text:style-name="T2">inverse</text:span>, etc.</text:p>
      <text:p text:style-name="P2"/>
      <text:p text:style-name="P3">void <text:span text:style-name="T1">init</text:span> (long <text:span text:style-name="T1">baud</text:span>);</text:p>
      <text:p text:style-name="P3"/>
      <text:p text:style-name="P8">Inicializa la comunicación. <text:span text:style-name="T2">baud</text:span> = baudrate en b/s.</text:p>
      <text:p text:style-name="P2"/>
      <text:p text:style-name="P3">byte <text:span text:style-name="T1">autoDetect</text:span> (byte* <text:span text:style-name="T1">list_motors</text:span>, byte <text:span text:style-name="T1">num_motors</text:span>);</text:p>
      <text:p text:style-name="P2"/>
      <text:p text:style-name="P12">Detecta automáticamente las IDs de los motores conectados. <text:span text:style-name="T2">list_motors</text:span> es el array donde se devolverán las ID encontradas, y <text:span text:style-name="T2">num_motors</text:span> especifica cuántos motores se quieren detectar. Autodetect escanea el espacio de IDs desde la 0 a la 253, y devuelve en orden ascendente la lista de IDs que se encuentran presentes en el bus. El número de IDs encontradas es devuelto con la función. </text:p>
      <text:p text:style-name="P2"/>
      <text:p text:style-name="P3">void <text:span text:style-name="T1">syncWrite</text:span> (byte <text:span text:style-name="T1">start</text:span>, byte <text:span text:style-name="T1">length</text:span>, byte <text:span text:style-name="T1">targetlength</text:span>, byte* <text:span text:style-name="T1">targets</text:span>, byte** <text:span text:style-name="T1">valuess</text:span>);</text:p>
      <text:p text:style-name="P2"/>
      <text:p text:style-name="P12">Envia un mensaje AX12 "sync write", con los siguientes parámetros:</text:p>
      <text:p text:style-name="P14"><text:span text:style-name="T1">start</text:span> <text:span text:style-name="T5">dirección o registro de comienzo en que se escribe en cada motor;</text:span></text:p>
      <text:p text:style-name="P14"><text:span text:style-name="T1">length</text:span> <text:span text:style-name="T5">largo del bloque de bytes que se envia a cada motor;</text:span></text:p>
      <text:p text:style-name="P14"><text:span text:style-name="T1">targetlength</text:span> <text:span text:style-name="T5">cantidad de motores a los que va dirigido el mensaje;</text:span></text:p>
      <text:p text:style-name="P14"><text:span text:style-name="T1">targets</text:span> <text:span text:style-name="T5">las IDs de los motores destino;</text:span></text:p>
      <text:p text:style-name="P14"><text:span text:style-name="T1">valuess</text:span> <text:span text:style-name="T5">array de punteros que apuntan a las direcciones donde se encuentran los bloques de bytes a enviar a cada motor. </text:span></text:p>
      <text:p text:style-name="P18"/>
      <text:p text:style-name="P2">void <text:span text:style-name="T1">syncInfo</text:span> (byte <text:span text:style-name="T1">registr</text:span>, byte <text:span text:style-name="T1">targetlength</text:span>, byte* <text:span text:style-name="T1">targets</text:span>, int* <text:span text:style-name="T1">values</text:span>);</text:p>
      <text:p text:style-name="P12"/>
      <text:p text:style-name="P9">La versión inteligente de <text:span text:style-name="T2">syncWrite</text:span><text:span text:style-name="T5">, orientada a registros. No hace falta especificar el largo del bloque, sólo el registro al que se va a escribir, y un único valor int para cada motor.</text:span></text:p>
      <text:p text:style-name="P12"/>
      <text:p text:style-name="P12"/>
      <text:p text:style-name="P3">void <text:span text:style-name="T1">setMultiPosVel</text:span> (byte <text:span text:style-name="T1">targetlength</text:span>, byte* <text:span text:style-name="T1">targets</text:span>, int* <text:span text:style-name="T1">posvalues</text:span>, int* <text:span text:style-name="T1">velvalues</text:span>);</text:p>
      <text:p text:style-name="P9"/>
      <text:p text:style-name="P9">Setea simultáneamente los registros GOAL_POSITION y MOVING_SPEED de varios motores.</text:p>
      <text:p text:style-name="P10"><text:span text:style-name="T1">targetlength</text:span> <text:span text:style-name="T5">cantidad de motores a los que va dirigido el mensaje;</text:span></text:p>
      <text:p text:style-name="P10"><text:span text:style-name="T1">targets</text:span> <text:span text:style-name="T5">las IDs de los motores destino;</text:span></text:p>
      <text:p text:style-name="P10"><text:span text:style-name="T1">posvalues </text:span><text:span text:style-name="T6">las posiciones a enviar a cada motor;</text:span></text:p>
      <text:p text:style-name="P10"><text:span text:style-name="T1">velvalues </text:span><text:span text:style-name="T6">las velocidades a enviar a cada motor</text:span><text:span text:style-name="T5">. </text:span></text:p>
      <text:p text:style-name="P2"/>
      <text:p text:style-name="P2"/>
      <text:p text:style-name="P2"/>
      <text:p text:style-name="P4">MACROS</text:p>
      <text:p text:style-name="P2"/>
      <text:p text:style-name="P2">Para facilitar su uso, se incluyen macros con las acciones más corrientes del motor.</text:p>
      <text:p text:style-name="P2"/>
      <text:p text:style-name="P2"><text:span text:style-name="T2">setPos(pos)</text:span> <text:tab/><text:tab/><text:tab/>=<text:tab/><text:span text:style-name="T2">writeInfo (GOAL_POSITION, pos)</text:span></text:p>
      <text:p text:style-name="P2"/>
      <text:p text:style-name="P2"><text:span text:style-name="T2">regPos(pos)</text:span> <text:tab/><text:tab/><text:tab/>= <text:tab/><text:span text:style-name="T2">writeInfo (GOAL_POSITION, pos, true)</text:span></text:p>
      <text:p text:style-name="P2"/>
      <text:p text:style-name="P2"><text:span text:style-name="T2">setVel(vel)</text:span> <text:tab/><text:tab/><text:tab/>=<text:tab/><text:span text:style-name="T2">writeInfo (MOVING_SPEED, vel)</text:span></text:p>
      <text:p text:style-name="P2"/>
      <text:p text:style-name="P2"><text:soft-page-break/><text:span text:style-name="T2">setTorque(torque)</text:span> <text:tab/><text:tab/>=<text:tab/><text:span text:style-name="T2">writeInfo (TORQUE_LIMIT, torque)</text:span></text:p>
      <text:p text:style-name="P2"/>
      <text:p text:style-name="P2"><text:span text:style-name="T2">setMultiPos(a, b, c)</text:span> <text:tab/><text:tab/>= <text:tab/><text:span text:style-name="T2">syncInfo (GOAL_POSITION, a, b, c)</text:span></text:p>
      <text:p text:style-name="P2"/>
      <text:p text:style-name="P2"><text:span text:style-name="T2">setMultiVel(a, b, c)</text:span> <text:tab/><text:tab/>= <text:tab/><text:span text:style-name="T2">syncInfo (MOVING_SPEED, a, b, c)</text:span></text:p>
      <text:p text:style-name="P2"/>
      <text:p text:style-name="P2"><text:span text:style-name="T2">setMultiTorque(a, b, c)</text:span> <text:tab/>=<text:tab/><text:span text:style-name="T2">syncInfo (TORQUE_LIMIT, a, b, c)</text:span></text:p>
      <text:p text:style-name="P2"/>
      <text:p text:style-name="P2"><text:span text:style-name="T2">torqueOn</text:span> <text:tab/><text:tab/><text:tab/><text:tab/>=<text:tab/><text:span text:style-name="T2">writeInfo (TORQUE_ENABLE, 1)</text:span></text:p>
      <text:p text:style-name="P2"/>
      <text:p text:style-name="P2"><text:span text:style-name="T2">torqueOff</text:span> <text:tab/><text:tab/><text:tab/><text:tab/>=<text:tab/><text:span text:style-name="T2">writeInfo (TORQUE_ENABLE, 0)</text:span></text:p>
      <text:p text:style-name="P2"/>
      <text:p text:style-name="P2"><text:span text:style-name="T2">getPos()</text:span> <text:tab/><text:tab/><text:tab/><text:tab/>=<text:tab/><text:span text:style-name="T2">readInfo (PRESENT_POSITION).value</text:span></text:p>
      <text:p text:style-name="P2"/>
      <text:p text:style-name="P2"><text:span text:style-name="T2">getSpeed()</text:span> <text:tab/><text:tab/><text:tab/><text:tab/>=<text:tab/><text:span text:style-name="T2">readInfo (PRESENT_SPEED).value</text:span></text:p>
      <text:p text:style-name="P2"/>
      <text:p text:style-name="P2"><text:span text:style-name="T2">getLoad()</text:span> <text:tab/><text:tab/><text:tab/><text:tab/>=<text:tab/><text:span text:style-name="T2">readInfo (PRESENT_LOAD).value</text:span></text:p>
      <text:p text:style-name="P2"/>
      <text:p text:style-name="P2"/>
      <text:p text:style-name="P4">MISC.</text:p>
      <text:p text:style-name="P4"/>
      <text:p text:style-name="P5">Estas son funciones auxiliares, externas a la clase AX12.</text:p>
      <text:p text:style-name="P2"/>
      <text:p text:style-name="P3">boolean sign2bin (int numero);</text:p>
      <text:p text:style-name="P3"/>
      <text:p text:style-name="P13">Devuelve <text:span text:style-name="T2">true</text:span> si <text:span text:style-name="T2">numero</text:span> &gt; 0.</text:p>
      <text:p text:style-name="P3"/>
      <text:p text:style-name="P3">char bin2sign (boolean var);</text:p>
      <text:p text:style-name="P3"/>
      <text:p text:style-name="P13">Devuelve -1 si <text:span text:style-name="T2">var==false</text:span> y 1 si <text:span text:style-name="T2">var==true.</text:span></text:p>
      <text:p text:style-name="P3"/>
      <text:p text:style-name="P3">int makeInt (byte * dir, byte reglength);</text:p>
      <text:p text:style-name="P3"/>
      <text:p text:style-name="P13">Devuelve un entero a partir de uno o dos <text:span text:style-name="T2">bytes</text:span>, según lo indique <text:span text:style-name="T2">reglength. </text:span>En caso de ser 2 <text:span text:style-name="T2">bytes</text:span>, el que se encuentra en la posición [0] es el menos significativo.</text:p>
      <text:p text:style-name="P3"/>
      <text:p text:style-name="P3">byte lengthRead (byte registr);</text:p>
      <text:p text:style-name="P3"/>
      <text:p text:style-name="P13">Devuelve el largo en bytes de un registro de lectura AX12 (1 o 2). Si el registro no es de lectura devuelve 0.</text:p>
      <text:p text:style-name="P3"/>
      <text:p text:style-name="P3">byte lengthWrite (byte registr);</text:p>
      <text:p text:style-name="P2"/>
      <text:p text:style-name="P13">Devuelve el largo en bytes de un registro de escritura AX12 (1 o 2). Si el registro no es de escritura devuelve 0.</text:p>
      <text:p text:style-name="P2"/>
      <text:p text:style-name="P2"/>
      <text:p text:style-name="P4">NOTAS HARDWARE</text:p>
      <text:p text:style-name="P2"/>
      <text:p text:style-name="P4">1) Conexión</text:p>
      <text:p text:style-name="P2"/>
      <text:p text:style-name="P2">Para conectar el motor AX12 a la placa Arduino, se deben cortocircuitar RX y TX y unirlos hacia el pin de datos del motor. En el caso de la Arduino Mega, se deben usar los pines RX1 y TX1.</text:p>
      <text:p text:style-name="P2"/>
      <text:p text:style-name="P4">2) Compatibilidad con modelos de Arduino</text:p>
      <text:p text:style-name="P2"/>
      <text:p text:style-name="P2">La biblioteca es compatible con todas las placas Arduino basadas en Atmega8, Atmega128 (Wiring), Atmega168, Atmega328P y Atmega1280 corriendo a 16MHz. Se recomienda usar el IDE versión 0018 o posterior.</text:p>
      <text:p text:style-name="P2"/>
      <text:p text:style-name="P4">3) Uso concurrente de la biblioteca <text:span text:style-name="T2">Serial </text:span><text:span text:style-name="T5">de Arduino</text:span> </text:p>
      <text:p text:style-name="P2"/>
      <text:p text:style-name="P2"><text:soft-page-break/>En las placas basadas en ATmega8, ATmega168 y ATmega328P (USB, NG, Diecimila, Duemilanove, etc.) no es posible usar la biblioteca <text:span text:style-name="T2">Serial</text:span> de Arduino junto con la <text:span text:style-name="T2">AX12</text:span>, y hacerlo provoca errores de compilación. Como alternativa pueden usarse <text:span text:style-name="T2">SoftSerial</text:span> y <text:span text:style-name="T2">NewSoftSerial</text:span>.</text:p>
      <text:p text:style-name="P2"><text:s/></text:p>
      <text:p text:style-name="P2">En las placas basadas en ATmega1280 (Mega) y ATmega128 (Wiring), la bliblioteca <text:span text:style-name="T2">AX12</text:span> utiliza el <text:span text:style-name="T2">serial1</text:span> y se pueden utilizar los restantes puertos con la <text:span text:style-name="T2">Serial</text:span> de Arduino, pero para ello hay que modificar el archivo <text:span text:style-name="T2">HardwareSerial.cpp</text:span> que se encuentra en los <text:span text:style-name="T2">cores</text:span> de Arduino, de la siguiente manera: <text:s/></text:p>
      <text:p text:style-name="P2"/>
      <text:p text:style-name="P3">// modificación para usar la biblioteca AX12<text:line-break/>/*SIGNAL(SIG_USART1_RECV)<text:line-break/>{<text:line-break/>unsigned char c = UDR1;<text:line-break/>store_char(c, &amp;rx_buffer1);<text:line-break/>}*/ </text:p>
      <text:p text:style-name="P3"/>
      <text:p text:style-name="P6">Ello se debe a que la biblioteca AX12 utiliza su propia <text:span text:style-name="T2">ISR</text:span> para atender la interrupción del <text:span text:style-name="T2">serial1</text:span>, y el <text:span text:style-name="T2">core</text:span> de Arduino declara las <text:span text:style-name="T2">ISR</text:span> para los 4 puertos aunque sólo se utilice uno de ellos.</text:p>
      <text:p text:style-name="P6"/>
      <text:p text:style-name="P6">Si no se hace esta modificación, no puede utilizarse la <text:span text:style-name="T2">Serial </text:span>de Arduino junto con la AX12, o de lo contrario habrá errores de compilación.</text:p>
      <text:p text:style-name="P2"><text:s text:c="2"/></text:p>
      <text:p text:style-name="P2"/>
      <text:p text:style-name="P4">APENDICE 1 - mensajes de error</text:p>
      <text:p text:style-name="P2"/>
      <text:p text:style-name="P2">El parámetro <text:span text:style-name="T2">error es un tipo de datos int, </text:span><text:span text:style-name="T5">cuyos bits significan lo siguiente:</text:span></text:p>
      <text:p text:style-name="P2"/>
      <text:p text:style-name="P2">Bits 0-6 – Error AX12 </text:p>
      <text:p text:style-name="P2"/>
      <text:p text:style-name="P21">Bit 0 = Input Voltage Error (the voltage is out of the operating voltage range as defined in the control table)</text:p>
      <text:p text:style-name="P21">Bit 1 = Angle Limit Error (the Goal Position is set outside of the range between CW Angle Limit and CCW Angle Limit)</text:p>
      <text:p text:style-name="P21">Bit 2 = Overheating Error (the internal temperature of the Dynamixel unit is above the operating temperature range as defined in the control table)</text:p>
      <text:p text:style-name="P21">Bit 3 = Range Error (the instruction sent is out of the defined range)</text:p>
      <text:p text:style-name="P21">Bit 4 = Checksum Error (the checksum of the instruction packet is incorrect)</text:p>
      <text:p text:style-name="P21">Bit 5 = Overload Error (the specified maximum torque can't control the applied load)</text:p>
      <text:p text:style-name="P21">Bit 6 = Instruction Error (undefined instruction is sent or an action instruction is sent without a Reg_Write instruction)</text:p>
      <text:p text:style-name="P21"/>
      <text:p text:style-name="P20">Bits 7-10 – Error interno (indican que el mensaje recibido está corrupto).</text:p>
      <text:p text:style-name="P12"/>
      <text:p text:style-name="P23">Bit 7 = Error de Cabecera (falta byte de cabecera = 255)</text:p>
      <text:p text:style-name="P23">Bit 8 = Error de Coherencia (el largo del mensaje difiere de lo esperado)</text:p>
      <text:p text:style-name="P23">Bit 9 = Error de Checksum (el checksum es incorrecto)</text:p>
      <text:p text:style-name="P23">Bit 10 = Error de ID (el ID del mensaje no coincide con el del motor)</text:p>
      <text:p text:style-name="P23"/>
      <text:p text:style-name="P20">Valores especiales:</text:p>
      <text:p text:style-name="P20"/>
      <text:p text:style-name="P22">-1 indica que la operación solicitada no tiene respuesta.</text:p>
      <text:p text:style-name="P22">-2 indica que la operación solicitada no es válida.</text:p>
      <text:p text:style-name="P22"><text:s/>0 indica que no hubo ningún tipo de error.</text:p>
      <text:p text:style-name="P22"/>
      <text:p text:style-name="P4"/>
      <text:p text:style-name="P4">APENDICE 2 - nombres de los registros del AX12</text:p>
      <text:p text:style-name="P4"/>
      <text:p text:style-name="P5">Registros de la EEPROM:</text:p>
      <text:p text:style-name="P16"/>
      <text:p text:style-name="P16">MODEL_NUMBER</text:p>
      <text:p text:style-name="P16"><text:soft-page-break/>VERSION</text:p>
      <text:p text:style-name="P16">ID</text:p>
      <text:p text:style-name="P16">BAUD_RATE</text:p>
      <text:p text:style-name="P16">RETURN_DELAY_TIME</text:p>
      <text:p text:style-name="P16">CW_ANGLE_LIMIT </text:p>
      <text:p text:style-name="P16">CCW_ANGLE_LIMIT </text:p>
      <text:p text:style-name="P16">LIMIT_TEMPERATURE <text:s text:c="2"/></text:p>
      <text:p text:style-name="P16">DOWN_LIMIT_VOLTAGE </text:p>
      <text:p text:style-name="P16">UP_LIMIT_VOLTAGE <text:s text:c="2"/></text:p>
      <text:p text:style-name="P16">MAX_TORQUE</text:p>
      <text:p text:style-name="P16">STATUS_RETURN_LEVEL </text:p>
      <text:p text:style-name="P16">ALARM_LED <text:s/></text:p>
      <text:p text:style-name="P16">ALARM_SHUTDOWN <text:s/></text:p>
      <text:p text:style-name="P16">DOWN_CALIBRATION </text:p>
      <text:p text:style-name="P16">UP_CALIBRATION </text:p>
      <text:p text:style-name="P16"/>
      <text:p text:style-name="P5">Registros de la RAM:</text:p>
      <text:p text:style-name="P16"/>
      <text:p text:style-name="P16">TORQUE_ENABLE <text:s/></text:p>
      <text:p text:style-name="P16">LED </text:p>
      <text:p text:style-name="P16">CW_COMPLIANCE_MARGIN </text:p>
      <text:p text:style-name="P16">CCW_COMPLIANCE_MARGIN </text:p>
      <text:p text:style-name="P16">CW_COMPLIANCE_SLOPE</text:p>
      <text:p text:style-name="P16">CCW_COMPLIANCE_SLOPE </text:p>
      <text:p text:style-name="P16">GOAL_POSITION </text:p>
      <text:p text:style-name="P16">MOVING_SPEED <text:s/></text:p>
      <text:p text:style-name="P16">TORQUE_LIMIT <text:s/></text:p>
      <text:p text:style-name="P16">PRESENT_POSITION <text:s/></text:p>
      <text:p text:style-name="P16">PRESENT_SPEED </text:p>
      <text:p text:style-name="P16">PRESENT_LOAD <text:s text:c="2"/></text:p>
      <text:p text:style-name="P16">PRESENT_VOLTAGE </text:p>
      <text:p text:style-name="P16">PRESENT_TEMPERATURE </text:p>
      <text:p text:style-name="P16">REGISTERED_INSTRUCTION</text:p>
      <text:p text:style-name="P16">MOVING </text:p>
      <text:p text:style-name="P16">LOCK <text:s text:c="3"/></text:p>
      <text:p text:style-name="P16">PUNCH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60H13M37S</meta:editing-duration>
    <meta:editing-cycles>25</meta:editing-cycles>
    <meta:generator>OpenOffice.org/3.1$Win32 OpenOffice.org_project/310m11$Build-9399</meta:generator>
    <dc:date>2010-10-27T03:54:12.81</dc:date>
    <dc:creator>Pablo Gindel</dc:creator>
    <meta:document-statistic meta:table-count="0" meta:image-count="0" meta:object-count="0" meta:page-count="7" meta:paragraph-count="193" meta:word-count="2093" meta:character-count="12909"/>
    <meta:user-defined meta:name="Info 1"/>
    <meta:user-defined meta:name="Info 2"/>
    <meta:user-defined meta:name="Info 3"/>
    <meta:user-defined meta:name="Info 4"/>
  </office:meta>
</office:document-meta>
</file>